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7.496cm" fo:min-width="27.149cm" loext:decorative="false"/>
    </style:style>
    <style:style style:name="gr2" style:family="graphic" style:parent-style-name="standard">
      <style:graphic-properties draw:fill="solid" draw:fill-color="#92e285" draw:opacity="50%" draw:textarea-horizontal-align="justify" draw:textarea-vertical-align="middle" draw:auto-grow-height="false" fo:min-height="9.592cm" fo:min-width="4.897cm" draw:shadow-opacity="50%" loext:decorative="false"/>
    </style:style>
    <style:style style:name="gr3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9.592cm" fo:min-width="4.897cm" draw:shadow-opacity="50%" loext:decorative="false"/>
    </style:style>
    <style:style style:name="gr4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15.942cm" fo:min-width="4.897cm" draw:shadow-opacity="50%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3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4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9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6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8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0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05cm" loext:decorative="false"/>
      <style:paragraph-properties style:writing-mode="lr-tb"/>
    </style:style>
    <style:style style:name="gr18" style:family="graphic" style:parent-style-name="standard">
      <style:graphic-properties draw:fill="solid" draw:fill-color="#43c330" draw:textarea-vertical-align="middle" draw:auto-grow-height="false" fo:min-height="0cm" fo:min-width="0.612cm" loext:decorative="false"/>
    </style:style>
    <style:style style:name="gr19" style:family="graphic" style:parent-style-name="standard">
      <style:graphic-properties draw:fill="solid" draw:fill-color="#00a0fc" draw:textarea-vertical-align="middle" draw:auto-grow-height="false" fo:min-height="0cm" fo:min-width="0.612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42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37cm" fo:min-width="1.422cm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2cm" loext:decorative="false"/>
      <style:paragraph-properties style:writing-mode="lr-tb"/>
    </style:style>
    <style:style style:name="gr26" style:family="graphic" style:parent-style-name="standard">
      <style:graphic-properties draw:fill="solid" draw:fill-color="#92e285" draw:opacity="50%" draw:textarea-horizontal-align="justify" draw:textarea-vertical-align="middle" draw:auto-grow-height="false" fo:min-height="15.942cm" fo:min-width="4.897cm" draw:shadow-opacity="50%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92e285" draw:opacity="50%"/>
      <style:paragraph-properties fo:text-align="center"/>
    </style:style>
    <style:style style:name="P3" style:family="paragraph">
      <loext:graphic-properties draw:fill="solid" draw:fill-color="#b4c7dc" draw:opacity="50%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 fo:font-size="9pt"/>
    </style:style>
    <style:style style:name="P5" style:family="paragraph">
      <loext:graphic-properties draw:fill="none" draw:fill-color="#ffffff"/>
      <style:text-properties fo:color="#ff0000" loext:opacity="100%" fo:font-size="9pt" fo:font-weight="bold"/>
    </style:style>
    <style:style style:name="P6" style:family="paragraph">
      <loext:graphic-properties draw:fill="solid" draw:fill-color="#43c330"/>
      <style:paragraph-properties fo:text-align="center"/>
    </style:style>
    <style:style style:name="P7" style:family="paragraph">
      <loext:graphic-properties draw:fill="solid" draw:fill-color="#00a0fc"/>
      <style:paragraph-properties fo:text-align="center"/>
      <style:text-properties fo:color="#000000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fo:font-size="9pt"/>
    </style:style>
    <style:style style:name="P10" style:family="paragraph">
      <loext:graphic-properties draw:fill="solid" draw:fill-color="#00a0fc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/>
    </style:style>
    <style:style style:name="P13" style:family="paragraph">
      <loext:graphic-properties draw:fill="solid" draw:fill-color="#43c330"/>
      <style:paragraph-properties fo:text-align="center"/>
      <style:text-properties fo:color="#000000" loext:opacity="100%"/>
    </style:style>
    <style:style style:name="P14" style:family="paragraph">
      <style:text-properties fo:font-size="9pt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fo:color="#000000" loext:opacity="100%" fo:font-size="9pt"/>
    </style:style>
    <style:style style:name="T2" style:family="text">
      <style:text-properties fo:color="#ff0000" loext:opacity="100%" fo:font-size="9pt" fo:font-weight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39cm" svg:y="1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</text:span><text:span text:style-name="T1">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16" draw:text-style-name="P4" draw:layer="layout" svg:width="2.709cm" svg:height="0.569cm" svg:x="6.789cm" svg:y="5.12cm">
          <draw:text-box>
            <text:p><text:span text:style-name="T1">proc_holdwu_evt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8" draw:text-style-name="P6" draw:layer="layout" svg:width="1.27cm" svg:height="0.317cm" svg:x="20.069cm" svg:y="4.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1" draw:text-style-name="P9" draw:layer="layout" svg:width="2.858cm" svg:height="0.887cm" svg:x="14.449cm" svg:y="7.282cm">
          <draw:text-box>
            <text:p text:style-name="P8"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16" draw:text-style-name="P4" draw:layer="layout" svg:width="2.709cm" svg:height="0.569cm" svg:x="6.789cm" svg:y="5.12cm">
          <draw:text-box>
            <text:p><text:span text:style-name="T1">proc_holdwu_evt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8" draw:text-style-name="P6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9" draw:layer="layout" svg:width="2.858cm" svg:height="0.887cm" svg:x="14.592cm" svg:y="7.282cm">
          <draw:text-box>
            <text:p text:style-name="P8"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16" draw:text-style-name="P4" draw:layer="layout" svg:width="2.709cm" svg:height="0.569cm" svg:x="6.789cm" svg:y="5.12cm">
          <draw:text-box>
            <text:p><text:span text:style-name="T1">proc_holdwu_evt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3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14.56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3" draw:layer="layout" svg:width="1.27cm" svg:height="0.317cm" svg:x="4.81cm" svg:y="4.1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14.56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 text:style-name="P14"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 text:style-name="P14"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 text:style-name="P14"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 text:style-name="P14"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 text:style-name="P14"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 text:style-name="P14"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 text:style-name="P14"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 text:style-name="P14"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 text:style-name="P14"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 text:style-name="P14"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 text:style-name="P14"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 text:style-name="P14"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 text:style-name="P14"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 text:style-name="P14"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 text:style-name="P14"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 text:style-name="P14"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 text:style-name="P14"><text:span text:style-name="T1">cmb_event_execute_next</text:span></text:p>
          </draw:text-box>
        </draw:frame>
        <draw:frame draw:style-name="gr16" draw:text-style-name="P4" draw:layer="layout" svg:width="2.709cm" svg:height="0.569cm" svg:x="6.789cm" svg:y="5.12cm">
          <draw:text-box>
            <text:p text:style-name="P14"><text:span text:style-name="T1">proc_holdwu_evt</text:span></text:p>
          </draw:text-box>
        </draw:frame>
        <draw:frame draw:style-name="gr17" draw:text-style-name="P4" draw:layer="layout" svg:width="3.405cm" svg:height="0.569cm" svg:x="6.441cm" svg:y="5.753cm">
          <draw:text-box>
            <text:p text:style-name="P14"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 text:style-name="P14"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 text:style-name="P14"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 text:style-name="P14"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3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 text:style-name="P14"><text:span text:style-name="T1">[stored registers]</text:span></text:p>
          </draw:text-box>
        </draw:frame>
        <draw:frame draw:style-name="gr20" draw:text-style-name="P4" draw:layer="layout" svg:width="2.858cm" svg:height="0.887cm" svg:x="14.562cm" svg:y="7.282cm">
          <draw:text-box>
            <text:p text:style-name="P14"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 text:style-name="P14"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15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1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16" draw:text-style-name="P4" draw:layer="layout" svg:width="2.709cm" svg:height="0.569cm" svg:x="6.789cm" svg:y="5.12cm">
          <draw:text-box>
            <text:p><text:span text:style-name="T1">proc_holdwu_evt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14.59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8" draw:text-style-name="P6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2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16" draw:text-style-name="P4" draw:layer="layout" svg:width="2.709cm" svg:height="0.569cm" svg:x="6.789cm" svg:y="5.12cm">
          <draw:text-box>
            <text:p><text:span text:style-name="T1">proc_holdwu_evt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8" draw:text-style-name="P6" draw:layer="layout" svg:width="1.27cm" svg:height="0.317cm" svg:x="12.525cm" svg:y="4.5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0:56:10.646039027</meta:creation-date>
    <dc:date>2026-01-07T19:27:56.234651127</dc:date>
    <meta:editing-duration>PT14M31S</meta:editing-duration>
    <meta:editing-cycles>4</meta:editing-cycles>
    <meta:generator>LibreOffice/25.8.4.2$Linux_X86_64 LibreOffice_project/580$Build-2</meta:generator>
    <meta:document-statistic meta:object-count="332"/>
  </office:meta>
</office:document-meta>
</file>